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711" officeooo:paragraph-rsid="001c4711"/>
    </style:style>
    <style:style style:name="P2" style:family="paragraph" style:parent-style-name="Standard">
      <style:text-properties officeooo:paragraph-rsid="001c4711"/>
    </style:style>
    <style:style style:name="T1" style:family="text">
      <style:text-properties officeooo:rsid="001c47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p’s switch Cisco</text:span></text:p>
      <text:p text:style-name="P2"/>
      <text:p text:style-name="P2"/>
      <text:p text:style-name="P2"/>
      <text:p text:style-name="Standard"/>
      <text:p text:style-name="P1">Ip’s switch HP</text:p>
      <text:p text:style-name="Standard"/>
      <text:p text:style-name="P2">(192.168.0.13) em 20:67:7c:4e:1c:98</text:p>
      <text:p text:style-name="P2">(192.168.0.62) em 20:67:7c:4e:4c:90</text:p>
      <text:p text:style-name="Standard">(192.168.0.66) em 20:67:7c:4e:1a:14</text:p>
      <text:p text:style-name="Standard">(192.168.0.83) em 20:67:7c:4e:1c:84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11:25:24.774957836</meta:creation-date>
    <dc:date>2020-08-20T11:28:53.554428422</dc:date>
    <meta:editing-duration>PT3M29S</meta:editing-duration>
    <meta:editing-cycles>1</meta:editing-cycles>
    <meta:generator>LibreOffice/6.4.5.2$Linux_X86_64 LibreOffice_project/a726b36747cf2001e06b58ad5db1aa3a9a1872d6</meta:generator>
    <meta:document-statistic meta:table-count="0" meta:image-count="0" meta:object-count="0" meta:page-count="1" meta:paragraph-count="6" meta:word-count="18" meta:character-count="171" meta:non-whitespace-character-count="159"/>
  </office:meta>
</office:document-meta>
</file>